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tableFileInputStream.skip( final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ettableFileInputStream.mark( final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ttableFile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ettableFileInputStream.ResettableFileInputStream( final String filename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ttableFileInputStream.ResettableFileInputStream( final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tableFileInputStream.re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ettableFileInputStream.ResettableFileInputStream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tableFil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tableFileInputStream.read( final byte [ ] bytes , final int offset , final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ttableFil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tableFileInputStream.new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ttableFile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